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0aa7" officeooo:paragraph-rsid="00100aa7"/>
    </style:style>
    <style:style style:name="P2" style:family="paragraph" style:parent-style-name="Standard">
      <style:text-properties fo:font-weight="bold" officeooo:rsid="00100aa7" officeooo:paragraph-rsid="00100aa7" style:font-weight-asian="bold" style:font-weight-complex="bold"/>
    </style:style>
    <style:style style:name="P3" style:family="paragraph" style:parent-style-name="Standard">
      <style:text-properties fo:font-weight="normal" officeooo:rsid="0011566c" officeooo:paragraph-rsid="0011566c" style:font-weight-asian="normal" style:font-weight-complex="normal"/>
    </style:style>
    <style:style style:name="P4" style:family="paragraph" style:parent-style-name="Preformatted_20_Text">
      <style:text-properties fo:font-weight="bold" officeooo:rsid="00100aa7" officeooo:paragraph-rsid="0011566c" style:font-weight-asian="bold" style:font-weight-complex="bold"/>
    </style:style>
    <style:style style:name="P5" style:family="paragraph" style:parent-style-name="Standard">
      <style:text-properties fo:font-weight="bold" officeooo:rsid="00100aa7" officeooo:paragraph-rsid="00100aa7" style:font-weight-asian="bold" style:font-weight-complex="bold"/>
    </style:style>
    <style:style style:name="T1" style:family="text">
      <style:text-properties fo:font-style="italic" officeooo:rsid="0011566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SE 3 – DOTTER</text:p>
      <text:p text:style-name="P1"/>
      <text:p text:style-name="P2">Compare the gene order that you obtained between your proteomes to detect changes in</text:p>
      <text:p text:style-name="P2">location. ​ Check synteny definition and visualizations.</text:p>
      <text:p text:style-name="P2"/>
      <text:p text:style-name="P2">3. Generate a numbered list (i.e., dictionary) of random 20aa sequences, at least as long</text:p>
      <text:p text:style-name="P2">as the highest number of ORFs in the biggest proteome(use: ​ rndseq.py​ ).</text:p>
      <text:p text:style-name="P2"/>
      <text:p text:style-name="P3">I used this code to count the size of the different proteomes:</text:p>
      <text:p text:style-name="P4"><text:span text:style-name="Source_20_Text"><text:span text:style-name="T1">grep -o '&gt;' Proteomes/16.fa.txt.pfa | wc -l</text:span></text:span></text:p>
      <text:p text:style-name="P3">Prot.<text:tab/>length</text:p>
      <text:p text:style-name="P3">16<text:tab/>6414</text:p>
      <text:p text:style-name="P3">20<text:tab/>1877</text:p>
      <text:p text:style-name="P3">44<text:tab/>1821</text:p>
      <text:p text:style-name="P3">47<text:tab/>2498</text:p>
      <text:p text:style-name="P2"/>
      <text:p text:style-name="P3">I decided to take 6500 random sequences.</text:p>
      <text:p text:style-name="P3"/>
      <text:p text:style-name="P2">4. For each file obtained from ​ getGeneOrder script, assign random sequences (one for</text:p>
      <text:p text:style-name="P2">each gene). Combine all these 20aa sequences for each proteome and gene order file</text:p>
      <text:p text:style-name="P2">into a long single sequence.</text:p>
      <text:p text:style-name="P2">5. Alternatively, script called makeIconicGenome.py reads in a list of random sequences</text:p>
      <text:p text:style-name="P2">(there must be more of these than there are cluster IDs) and a gene order file, and prints</text:p>
      <text:p text:style-name="P2">out the resulting pseudogenome. If you use this script, explain what is it doing as a short</text:p>
      <text:p text:style-name="P2">pseudo-code in your report</text:p>
      <text:p text:style-name="P2">6. Combine all sequences into one multi FASTA file and use it as dotter input against itself</text:p>
      <text:p text:style-name="P2">into dotter.</text:p>
      <text:p text:style-name="P2">a. Initialize dotter with “module add dotter”. Play with the parameters to obtain a</text:p>
      <text:p text:style-name="P2">visual output that better explains the synteny between these organisms (read the</text:p>
      <text:p text:style-name="P2">suggested documentation to understand it properly). Explain your dotplot</text:p>
      <text:p text:style-name="P2">visualiz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1:49:07.921426425</meta:creation-date>
    <dc:date>2018-05-17T12:20:28.435434536</dc:date>
    <meta:editing-duration>PT20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26" meta:word-count="223" meta:character-count="1350" meta:non-whitespace-character-count="1142"/>
  </office:meta>
</office:document-meta>
</file>